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4.2626in"/>
    </style:style>
    <style:style style:name="co4" style:family="table-column">
      <style:table-column-properties fo:break-before="auto" style:column-width="3.0165in"/>
    </style:style>
    <style:style style:name="co5" style:family="table-column">
      <style:table-column-properties fo:break-before="auto" style:column-width="7.7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" style:family="table-cell" style:parent-style-name="Default">
      <style:text-properties fo:color="#c0c0c0"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ext-properties fo:color="#c0c0c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color="#c0c0c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0c0c0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1" table:number-columns-repeated="1019" table:default-cell-style-name="Default"/>
        <table:table-row table:style-name="ro2">
          <table:table-cell office:value-type="string">
            <text:p>Motronic pin</text:p>
          </table:table-cell>
          <table:table-cell office:value-type="string">
            <text:p>Signal</text:p>
          </table:table-cell>
          <table:table-cell office:value-type="string">
            <text:p>Component/function</text:p>
          </table:table-cell>
          <table:table-cell office:value-type="string">
            <text:p>megasquirt pin</text:p>
          </table:table-cell>
          <table:table-cell office:value-type="string">
            <text:p>Signal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Fuel pump relay control</text:p>
          </table:table-cell>
          <table:table-cell table:style-name="ce11" office:value-type="float" office:value="37">
            <text:p>37</text:p>
          </table:table-cell>
          <table:table-cell table:style-name="ce6" office:value-type="string">
            <text:p>Fuel pump relay switches with engine running or cranking (crankshaft position signal must be present for relay switchover)</text:p>
          </table:table-cell>
          <table:table-cell table:style-name="ce6" table:number-columns-repeated="101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Idle speed control valve</text:p>
          </table:table-cell>
          <table:table-cell table:style-name="ce11" office:value-type="string">
            <text:p>idle board (isv2)</text:p>
          </table:table-cell>
          <table:table-cell table:style-name="ce6" office:value-type="string">
            <text:p>Pulsed ground – close signal (see also pin 29)</text:p>
          </table:table-cell>
          <table:table-cell table:style-name="ce6" table:number-columns-repeated="101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Fuel injector control, cyl. 1</text:p>
          </table:table-cell>
          <table:table-cell table:style-name="ce11" office:value-type="string">
            <text:p>32,33</text:p>
          </table:table-cell>
          <table:table-cell table:style-name="ce6" office:value-type="string">
            <text:p>Pulsed ground (injection pulse width in ms) with engine running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Fuel injector control, cyl. 3</text:p>
          </table:table-cell>
          <table:table-cell table:style-name="ce11" office:value-type="string">
            <text:p>32,33</text:p>
          </table:table-cell>
          <table:table-cell table:style-name="ce6" office:value-type="string">
            <text:p>Pulsed ground (injection pulse width in ms) with engine running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Fuel injector control, cyl. 2</text:p>
          </table:table-cell>
          <table:table-cell table:style-name="ce11" office:value-type="string">
            <text:p>32,33</text:p>
          </table:table-cell>
          <table:table-cell table:style-name="ce6" office:value-type="string">
            <text:p>Pulsed ground (injection pulse width in ms) with engine running</text:p>
          </table:table-cell>
          <table:table-cell table:style-name="ce6" table:number-columns-repeated="1018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rou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office:value-type="string">
            <text:p>Ground for fuel injector output stage</text:p>
          </table:table-cell>
          <table:table-cell table:number-columns-repeated="1019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utput</text:p>
          </table:table-cell>
          <table:table-cell office:value-type="string">
            <text:p>Check engine</text:p>
          </table:table-cell>
          <table:table-cell/>
          <table:table-cell office:value-type="string">
            <text:p>Check engine lamp control ground</text:p>
          </table:table-cell>
          <table:table-cell table:number-columns-repeated="1019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output</text:p>
          </table:table-cell>
          <table:table-cell office:value-type="string">
            <text:p>Throttle valve position (load signal to transmission control module)</text:p>
          </table:table-cell>
          <table:table-cell/>
          <table:table-cell office:value-type="string">
            <text:p>Voltage (pulse width modulated) depending on throttle position</text:p>
          </table:table-cell>
          <table:table-cell table:number-columns-repeated="101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6" office:value-type="string">
            <text:p>input</text:p>
          </table:table-cell>
          <table:table-cell table:style-name="ce6" office:value-type="string">
            <text:p>Throttle position sensor</text:p>
          </table:table-cell>
          <table:table-cell table:style-name="ce11" office:value-type="float" office:value="22">
            <text:p>22</text:p>
          </table:table-cell>
          <table:table-cell table:style-name="ce6" office:value-type="string">
            <text:p>Voltage (0.4-4.2 VDC) varies with throttle position</text:p>
          </table:table-cell>
          <table:table-cell table:style-name="ce6"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output</text:p>
          </table:table-cell>
          <table:table-cell office:value-type="string">
            <text:p>Mass air flow sensor</text:p>
          </table:table-cell>
          <table:table-cell/>
          <table:table-cell office:value-type="string">
            <text:p>Air sensor hot wire burn off (voltage for 0.5 seconds after shutdown)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round</text:p>
          </table:table-cell>
          <table:table-cell office:value-type="string">
            <text:p>Mass air flow sensor</text:p>
          </table:table-cell>
          <table:table-cell/>
          <table:table-cell office:value-type="string">
            <text:p>Ground for air flow sensor</text:p>
          </table:table-cell>
          <table:table-cell table:number-columns-repeated="1019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nput</text:p>
          </table:table-cell>
          <table:table-cell office:value-type="string">
            <text:p>Cylinder identification sensor</text:p>
          </table:table-cell>
          <table:table-cell/>
          <table:table-cell office:value-type="string">
            <text:p>A/C voltage pulse per camshaft revolution (between pin 16 and 44)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output</text:p>
          </table:table-cell>
          <table:table-cell office:value-type="string">
            <text:p>Fuel consumption (ti)</text:p>
          </table:table-cell>
          <table:table-cell/>
          <table:table-cell office:value-type="string">
            <text:p>Fuel consumption output (KVA signal) to instrument cluster</text:p>
          </table:table-cell>
          <table:table-cell table:number-columns-repeated="101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Ignition control (terminal 1), cyl. no. 2</text:p>
          </table:table-cell>
          <table:table-cell table:style-name="ce11" office:value-type="string">
            <text:p>Coil 2</text:p>
          </table:table-cell>
          <table:table-cell table:style-name="ce6" office:value-type="string">
            <text:p>Primary signal, ignition coil cyl. no. 2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Ignition control (terminal 1), cyl. no. 3</text:p>
          </table:table-cell>
          <table:table-cell table:style-name="ce11" office:value-type="string">
            <text:p>Coil 3</text:p>
          </table:table-cell>
          <table:table-cell table:style-name="ce6" office:value-type="string">
            <text:p>Primary signal, ignition coil cyl. no. 3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Ignition control (terminal 1), cyl. no. 1</text:p>
          </table:table-cell>
          <table:table-cell table:style-name="ce11" office:value-type="string">
            <text:p>Coil 1</text:p>
          </table:table-cell>
          <table:table-cell table:style-name="ce6" office:value-type="string">
            <text:p>Primary signal, ignition coil cyl. no. 1</text:p>
          </table:table-cell>
          <table:table-cell table:style-name="ce6" table:number-columns-repeated="1018"/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input</text:p>
          </table:table-cell>
          <table:table-cell office:value-type="string">
            <text:p>Power supply (terminal 30)</text:p>
          </table:table-cell>
          <table:table-cell office:value-type="string">
            <text:p>Constant 12v- Banded end of 1n4001</text:p>
          </table:table-cell>
          <table:table-cell office:value-type="string">
            <text:p>Battery voltage (B+) at all times (terminal 30)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output</text:p>
          </table:table-cell>
          <table:table-cell office:value-type="string">
            <text:p>Main relay control</text:p>
          </table:table-cell>
          <table:table-cell office:value-type="string">
            <text:p>Relay control Circuit (other end of 1n4001)</text:p>
          </table:table-cell>
          <table:table-cell office:value-type="string">
            <text:p>Main relay activation (relay terminal 85)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grou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office:value-type="string">
            <text:p>Ground for ECM and sensor shielding</text:p>
          </table:table-cell>
          <table:table-cell table:number-columns-repeated="1019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Idle speed control valve</text:p>
          </table:table-cell>
          <table:table-cell table:style-name="ce11" office:value-type="string">
            <text:p>idle board (isv1)</text:p>
          </table:table-cell>
          <table:table-cell table:style-name="ce6" office:value-type="string">
            <text:p>Pulsed ground – open signal (see also pin 2)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3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Fuel injector, cyl. no. 5</text:p>
          </table:table-cell>
          <table:table-cell table:style-name="ce11" office:value-type="string">
            <text:p>34,35</text:p>
          </table:table-cell>
          <table:table-cell table:style-name="ce6" office:value-type="string">
            <text:p>Pulsed ground (injection pulse width in ms), cyl. no. 5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Fuel injector, cyl. no. 6</text:p>
          </table:table-cell>
          <table:table-cell table:style-name="ce11" office:value-type="string">
            <text:p>34,35</text:p>
          </table:table-cell>
          <table:table-cell table:style-name="ce6" office:value-type="string">
            <text:p>Pulsed ground (injection pulse width in ms), cyl. no. 6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Fuel injector, cyl. no. 4</text:p>
          </table:table-cell>
          <table:table-cell table:style-name="ce11" office:value-type="string">
            <text:p>34,35</text:p>
          </table:table-cell>
          <table:table-cell table:style-name="ce6" office:value-type="string">
            <text:p>Pulsed ground (injection pulse width in ms), cyl. no. 4</text:p>
          </table:table-cell>
          <table:table-cell table:style-name="ce6" table:number-columns-repeated="1018"/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grou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office:value-type="string">
            <text:p>Ground for output stages other than fuel injection and ignition</text:p>
          </table:table-cell>
          <table:table-cell table:number-columns-repeated="1019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3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8" office:value-type="string">
            <text:p>output</text:p>
          </table:table-cell>
          <table:table-cell table:style-name="ce8" office:value-type="string">
            <text:p>Evaporative purge valve control</text:p>
          </table:table-cell>
          <table:table-cell table:style-name="ce14" office:value-type="string">
            <text:p>GND (optional, evap purge valve)</text:p>
          </table:table-cell>
          <table:table-cell table:style-name="ce8" office:value-type="string">
            <text:p>Pulsed ground with engine at normal temperature and varying engine load</text:p>
          </table:table-cell>
          <table:table-cell table:style-name="ce8" table:number-columns-repeated="1019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output</text:p>
          </table:table-cell>
          <table:table-cell office:value-type="string">
            <text:p>Oxygen sensor heater relay control</text:p>
          </table:table-cell>
          <table:table-cell office:value-type="string">
            <text:p>gnd</text:p>
          </table:table-cell>
          <table:table-cell office:value-type="string">
            <text:p>Oxygen sensor heater relay activation (ground at terminal 85)</text:p>
          </table:table-cell>
          <table:table-cell table:number-columns-repeated="1019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input</text:p>
          </table:table-cell>
          <table:table-cell office:value-type="string">
            <text:p>Mass air flow sensor</text:p>
          </table:table-cell>
          <table:table-cell/>
          <table:table-cell office:value-type="string">
            <text:p>Voltage (0-5 VDC) varies with engine load</text:p>
          </table:table-cell>
          <table:table-cell table:number-columns-repeated="1019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ground</text:p>
          </table:table-cell>
          <table:table-cell office:value-type="string">
            <text:p>Ground</text:p>
          </table:table-cell>
          <table:table-cell/>
          <table:table-cell office:value-type="string">
            <text:p>Ground for temperature sensors (ECT sensor, IAT sensor)</text:p>
          </table:table-cell>
          <table:table-cell table:number-columns-repeated="1019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input</text:p>
          </table:table-cell>
          <table:table-cell office:value-type="string">
            <text:p>Cylinder identification sensor</text:p>
          </table:table-cell>
          <table:table-cell/>
          <table:table-cell office:value-type="string">
            <text:p>A/C voltage pulse per camshaft revolution (between pin 16 and 44)</text:p>
          </table:table-cell>
          <table:table-cell table:number-columns-repeated="1019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output</text:p>
          </table:table-cell>
          <table:table-cell office:value-type="string">
            <text:p>A/C compressor control</text:p>
          </table:table-cell>
          <table:table-cell/>
          <table:table-cell office:value-type="string">
            <text:p>A/C compressor disabled via compressor control relay with ground present</text:p>
          </table:table-cell>
          <table:table-cell table:number-columns-repeated="1019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Ignition control (terminal 1), cyl. no. 4</text:p>
          </table:table-cell>
          <table:table-cell table:style-name="ce11" office:value-type="string">
            <text:p>Coil 4</text:p>
          </table:table-cell>
          <table:table-cell table:style-name="ce6" office:value-type="string">
            <text:p>Primary signal, ignition coil cyl. no. 4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Ignition control (terminal 1), cyl. no. 6</text:p>
          </table:table-cell>
          <table:table-cell table:style-name="ce11" office:value-type="string">
            <text:p>Coil 6</text:p>
          </table:table-cell>
          <table:table-cell table:style-name="ce6" office:value-type="string">
            <text:p>Primary signal, ignition coil cyl. no. 6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Ignition control (terminal 1), cyl. no. 5</text:p>
          </table:table-cell>
          <table:table-cell table:style-name="ce11" office:value-type="string">
            <text:p>Coil 5</text:p>
          </table:table-cell>
          <table:table-cell table:style-name="ce6" office:value-type="string">
            <text:p>Primary signal, ignition coil cyl. no. 5</text:p>
          </table:table-cell>
          <table:table-cell table:style-name="ce6" table:number-columns-repeated="1018"/>
          <table:table-cell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6" office:value-type="string">
            <text:p>input</text:p>
          </table:table-cell>
          <table:table-cell table:style-name="ce6" office:value-type="string">
            <text:p>Power supply</text:p>
          </table:table-cell>
          <table:table-cell table:style-name="ce11" office:value-type="string">
            <text:p>Pin 28 and idle board</text:p>
          </table:table-cell>
          <table:table-cell table:style-name="ce6" office:value-type="string">
            <text:p>Battery voltage (+) from main relay terminal 87</text:p>
          </table:table-cell>
          <table:table-cell table:style-name="ce6" table:number-columns-repeated="1019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grou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office:value-type="string">
            <text:p>Ground for ignition control</text:p>
          </table:table-cell>
          <table:table-cell table:number-columns-repeated="1019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input</text:p>
          </table:table-cell>
          <table:table-cell office:value-type="string">
            <text:p>Power supply (terminal 15)</text:p>
          </table:table-cell>
          <table:table-cell office:value-type="string">
            <text:p>Switched 12v- Relay control circuit</text:p>
          </table:table-cell>
          <table:table-cell office:value-type="string">
            <text:p>Battery voltage (+) with key on or engine running</text:p>
          </table:table-cell>
          <table:table-cell table:number-columns-repeated="1019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6" office:value-type="string">
            <text:p>output</text:p>
          </table:table-cell>
          <table:table-cell table:style-name="ce6" office:value-type="string">
            <text:p>Throttle position sensor</text:p>
          </table:table-cell>
          <table:table-cell table:style-name="ce11" office:value-type="string">
            <text:p>TPS 5v- 26</text:p>
          </table:table-cell>
          <table:table-cell table:style-name="ce6" office:value-type="string">
            <text:p>Throttle position sensor supply voltage (5 VDC)</text:p>
          </table:table-cell>
          <table:table-cell table:style-name="ce6" table:number-columns-repeated="1019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nput</text:p>
          </table:table-cell>
          <table:table-cell office:value-type="string">
            <text:p>Data link connector</text:p>
          </table:table-cell>
          <table:table-cell/>
          <table:table-cell office:value-type="string">
            <text:p>Programming voltage</text:p>
          </table:table-cell>
          <table:table-cell table:number-columns-repeated="1019"/>
        </table:table-row>
        <table:table-row table:style-name="ro2">
          <table:table-cell table:style-name="ce3" office:value-type="float" office:value="61">
            <text:p>61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input</text:p>
          </table:table-cell>
          <table:table-cell office:value-type="string">
            <text:p>Ignition timing intervention</text:p>
          </table:table-cell>
          <table:table-cell/>
          <table:table-cell office:value-type="string">
            <text:p>from A/T control module (only active during gearshift)</text:p>
          </table:table-cell>
          <table:table-cell table:number-columns-repeated="1019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input</text:p>
          </table:table-cell>
          <table:table-cell office:value-type="string">
            <text:p>Automatic transmission (A/T) range switch</text:p>
          </table:table-cell>
          <table:table-cell/>
          <table:table-cell office:value-type="string">
            <text:p>Ground when transmission is in par or neutral</text:p>
          </table:table-cell>
          <table:table-cell table:number-columns-repeated="1019"/>
        </table:table-row>
        <table:table-row table:style-name="ro2">
          <table:table-cell table:style-name="ce3" office:value-type="float" office:value="66">
            <text:p>66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5" office:value-type="float" office:value="67">
            <text:p>67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ngine speed/crankshaft position sensor</text:p>
          </table:table-cell>
          <table:table-cell table:style-name="ce15" office:value-type="string">
            <text:p>VR sensor (24)</text:p>
          </table:table-cell>
          <table:table-cell table:style-name="ce9" office:value-type="string">
            <text:p>Crankshaft position/rpm (voltage (VAC) between pins 67 and 68)</text:p>
          </table:table-cell>
          <table:table-cell table:style-name="ce9" table:number-columns-repeated="1019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8" office:value-type="string">
            <text:p>input</text:p>
          </table:table-cell>
          <table:table-cell table:style-name="ce8" office:value-type="string">
            <text:p>Engine speed/crankshaft position sensor</text:p>
          </table:table-cell>
          <table:table-cell table:style-name="ce14" office:value-type="string">
            <text:p>VR sensor (7)</text:p>
          </table:table-cell>
          <table:table-cell table:style-name="ce8" office:value-type="string">
            <text:p>Crankshaft position/rpm (voltage (VAC) between pins 67 and 68)</text:p>
          </table:table-cell>
          <table:table-cell table:style-name="ce8" table:number-columns-repeated="1019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6" office:value-type="string">
            <text:p>input</text:p>
          </table:table-cell>
          <table:table-cell table:style-name="ce6" office:value-type="string">
            <text:p>Oxygen sensor</text:p>
          </table:table-cell>
          <table:table-cell table:style-name="ce11" office:value-type="float" office:value="23">
            <text:p>23</text:p>
          </table:table-cell>
          <table:table-cell table:style-name="ce6" office:value-type="string">
            <text:p>oxygen sensor signal (0-1 VDC fluctuating with engine running)</text:p>
          </table:table-cell>
          <table:table-cell table:style-name="ce6" table:number-columns-repeated="1019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ground</text:p>
          </table:table-cell>
          <table:table-cell office:value-type="string">
            <text:p>Oxygen sensor</text:p>
          </table:table-cell>
          <table:table-cell office:value-type="string">
            <text:p>gnd</text:p>
          </table:table-cell>
          <table:table-cell office:value-type="string">
            <text:p>oxygen sensor signal ground</text:p>
          </table:table-cell>
          <table:table-cell table:number-columns-repeated="1019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input</text:p>
          </table:table-cell>
          <table:table-cell office:value-type="string">
            <text:p>Road speed</text:p>
          </table:table-cell>
          <table:table-cell/>
          <table:table-cell office:value-type="string">
            <text:p>Road speed signal from instrument cluster</text:p>
          </table:table-cell>
          <table:table-cell table:number-columns-repeated="1019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8" office:value-type="string">
            <text:p>output</text:p>
          </table:table-cell>
          <table:table-cell table:style-name="ce8" office:value-type="string">
            <text:p>Engine speed (TD)</text:p>
          </table:table-cell>
          <table:table-cell table:style-name="ce14" office:value-type="string">
            <text:p>tach (one of iac ports) js10?</text:p>
          </table:table-cell>
          <table:table-cell table:style-name="ce8" office:value-type="string">
            <text:p>Engine speed (TD) signal to instrument cluster</text:p>
          </table:table-cell>
          <table:table-cell table:style-name="ce8" table:number-columns-repeated="1019"/>
        </table:table-row>
        <table:table-row table:style-name="ro2">
          <table:table-cell table:style-name="ce3" office:value-type="float" office:value="75">
            <text:p>75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6" office:value-type="string">
            <text:p>input</text:p>
          </table:table-cell>
          <table:table-cell table:style-name="ce6" office:value-type="string">
            <text:p>Intake air temperature (IAT) sensor</text:p>
          </table:table-cell>
          <table:table-cell table:style-name="ce11" office:value-type="float" office:value="20">
            <text:p>20</text:p>
          </table:table-cell>
          <table:table-cell table:style-name="ce6" office:value-type="string">
            <text:p>Intake air temperature (0-5 V, temperature dependant)</text:p>
          </table:table-cell>
          <table:table-cell table:style-name="ce6" table:number-columns-repeated="1019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6" office:value-type="string">
            <text:p>input</text:p>
          </table:table-cell>
          <table:table-cell table:style-name="ce6" office:value-type="string">
            <text:p>Engine coolant temperature (ECT) sensor</text:p>
          </table:table-cell>
          <table:table-cell table:style-name="ce11" office:value-type="float" office:value="21">
            <text:p>21</text:p>
          </table:table-cell>
          <table:table-cell table:style-name="ce6" office:value-type="string">
            <text:p>Engine coolant temperature (0-5 V, temperature dependant)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79">
            <text:p>79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input</text:p>
          </table:table-cell>
          <table:table-cell office:value-type="string">
            <text:p>On-board computer</text:p>
          </table:table-cell>
          <table:table-cell/>
          <table:table-cell office:value-type="string">
            <text:p>Drive-away protection enable</text:p>
          </table:table-cell>
          <table:table-cell table:number-columns-repeated="1019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7" office:value-type="string">
            <text:p>vacant</text:p>
          </table:table-cell>
          <table:table-cell table:style-name="ce7" office:value-type="string">
            <text:p>—</text:p>
          </table:table-cell>
          <table:table-cell table:style-name="ce12"/>
          <table:table-cell table:style-name="ce7" office:value-type="string">
            <text:p>—</text:p>
          </table:table-cell>
          <table:table-cell table:style-name="ce7" table:number-columns-repeated="1019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put</text:p>
          </table:table-cell>
          <table:table-cell office:value-type="string">
            <text:p>A/C pressure switch</text:p>
          </table:table-cell>
          <table:table-cell/>
          <table:table-cell office:value-type="string">
            <text:p>from integrated climate control module via A/C pressure switch</text:p>
          </table:table-cell>
          <table:table-cell table:number-columns-repeated="1019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input</text:p>
          </table:table-cell>
          <table:table-cell office:value-type="string">
            <text:p>A/C compressor on</text:p>
          </table:table-cell>
          <table:table-cell/>
          <table:table-cell office:value-type="string">
            <text:p>from Integrated climate control module</text:p>
          </table:table-cell>
          <table:table-cell table:number-columns-repeated="1019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input</text:p>
          </table:table-cell>
          <table:table-cell office:value-type="string">
            <text:p>Diagnostic connector (RxD)</text:p>
          </table:table-cell>
          <table:table-cell/>
          <table:table-cell office:value-type="string">
            <text:p>Diagnostic RxD (receive) signal to pin 15 in data link connector</text:p>
          </table:table-cell>
          <table:table-cell table:number-columns-repeated="1019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input</text:p>
          </table:table-cell>
          <table:table-cell office:value-type="string">
            <text:p>Diagnostic connector (TxD)</text:p>
          </table:table-cell>
          <table:table-cell/>
          <table:table-cell office:value-type="string">
            <text:p>Diagnostic TxD (transmit) signal to pin 20 in data link connector</text:p>
          </table:table-cell>
          <table:table-cell table:number-columns-repeated="101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9T19:47:15</meta:creation-date>
    <dc:date>2012-10-14T08:14:54</dc:date>
    <meta:editing-duration>PT1H17M27S</meta:editing-duration>
    <meta:editing-cycles>14</meta:editing-cycles>
    <meta:generator>LibreOffice/3.5$Linux_X86_64 LibreOffice_project/350m1$Build-2</meta:generator>
    <meta:document-statistic meta:table-count="3" meta:cell-count="391" meta:object-count="0"/>
  </office:meta>
</office:document-meta>
</file>